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9.99mm" svg:height="89.99mm" svg:x="40.09mm" svg:y="1mm">
            <draw:object draw:notify-on-update-of-ranges="data.A1:data.A1 data.A2:data.A151 data.B1:data.B1 data.B2:data.B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Recompen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.799997" calcext:value-type="float">
            <text:p>-8,799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0.44996" calcext:value-type="float">
            <text:p>-30,449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5.09999" calcext:value-type="float">
            <text:p>-15,09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9.39992" calcext:value-type="float">
            <text:p>-49,399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5.64998" calcext:value-type="float">
            <text:p>-15,649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3.64999" calcext:value-type="float">
            <text:p>-13,64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2.49995" calcext:value-type="float">
            <text:p>-42,499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9.149998" calcext:value-type="float">
            <text:p>-9,1499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099996" calcext:value-type="float">
            <text:p>3,0999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14.3508" calcext:value-type="float">
            <text:p>-114,35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999998" calcext:value-type="float">
            <text:p>4,9999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9.44987" calcext:value-type="float">
            <text:p>-29,449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5001354" calcext:value-type="float">
            <text:p>-0,050013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.500007" calcext:value-type="float">
            <text:p>-1,5000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1.64981" calcext:value-type="float">
            <text:p>-41,649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3.14995" calcext:value-type="float">
            <text:p>-23,149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4.69989" calcext:value-type="float">
            <text:p>-24,699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99991" calcext:value-type="float">
            <text:p>2,5999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.350007" calcext:value-type="float">
            <text:p>-1,3500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9.44992" calcext:value-type="float">
            <text:p>-19,449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800001" calcext:value-type="float">
            <text:p>5,800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.850012" calcext:value-type="float">
            <text:p>-2,8500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1.54981" calcext:value-type="float">
            <text:p>-31,549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.650021" calcext:value-type="float">
            <text:p>-5,6500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5.94994" calcext:value-type="float">
            <text:p>-35,949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499897" calcext:value-type="float">
            <text:p>0,04998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.70002" calcext:value-type="float">
            <text:p>-2,700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6.84992" calcext:value-type="float">
            <text:p>-16,849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299996" calcext:value-type="float">
            <text:p>3,2999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.100008" calcext:value-type="float">
            <text:p>-1,1000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.05001" calcext:value-type="float">
            <text:p>-1,05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599997" calcext:value-type="float">
            <text:p>3,5999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699989" calcext:value-type="float">
            <text:p>1,6999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7.050007" calcext:value-type="float">
            <text:p>-7,0500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9.19991" calcext:value-type="float">
            <text:p>-29,199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000001" calcext:value-type="float">
            <text:p>6,000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999931" calcext:value-type="float">
            <text:p>0,69999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7.350002" calcext:value-type="float">
            <text:p>-7,35000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499991" calcext:value-type="float">
            <text:p>2,4999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299999" calcext:value-type="float">
            <text:p>5,2999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45" calcext:value-type="float">
            <text:p>5,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499995" calcext:value-type="float">
            <text:p>3,4999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449996" calcext:value-type="float">
            <text:p>4,4499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3500099" calcext:value-type="float">
            <text:p>-0,35000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6.550007" calcext:value-type="float">
            <text:p>-6,5500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6.900013" calcext:value-type="float">
            <text:p>-6,9000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550001" calcext:value-type="float">
            <text:p>7,5500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999884" calcext:value-type="float">
            <text:p>0,69998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950002" calcext:value-type="float">
            <text:p>5,9500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250002" calcext:value-type="float">
            <text:p>6,2500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.70002" calcext:value-type="float">
            <text:p>-3,700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65" calcext:value-type="float">
            <text:p>5,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.150009" calcext:value-type="float">
            <text:p>-3,1500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800001" calcext:value-type="float">
            <text:p>6,8000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449992" calcext:value-type="float">
            <text:p>1,4499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349999" calcext:value-type="float">
            <text:p>5,3499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.700001" calcext:value-type="float">
            <text:p>7,700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27.64984" calcext:value-type="float">
            <text:p>-27,649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250001" calcext:value-type="float">
            <text:p>6,2500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600001" calcext:value-type="float">
            <text:p>6,6000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700001" calcext:value-type="float">
            <text:p>6,7000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.450001" calcext:value-type="float">
            <text:p>7,4500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500001" calcext:value-type="float">
            <text:p>6,5000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700001" calcext:value-type="float">
            <text:p>6,7000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7" calcext:value-type="float">
            <text:p>8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3T19:44:40.039000000</dc:date>
    <meta:editing-duration>PT1M47S</meta:editing-duration>
    <meta:editing-cycles>1</meta:editing-cycles>
    <meta:document-statistic meta:table-count="1" meta:cell-count="302" meta:object-count="1"/>
    <meta:generator>LibreOffice/6.0.2.1$Windows_X86_64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6cm" svg:y="0.316cm" chart:style-name="ch2">
          <text:p>Ejecución 4</text:p>
        </chart:title>
        <chart:subtitle svg:x="6.673cm" svg:y="1.275cm" chart:style-name="ch3">
          <text:p>Turno Ilimitado</text:p>
        </chart:subtitle>
        <chart:legend chart:legend-position="end" svg:x="12.645cm" svg:y="4.201cm" style:legend-expansion="high" chart:style-name="ch4"/>
        <chart:plot-area chart:style-name="ch5" table:cell-range-address="data.A1:data.B151" chart:data-source-has-labels="row" svg:x="1.331cm" svg:y="2.138cm" svg:width="10.994cm" svg:height="5.701cm">
          <chartooo:coordinate-region svg:x="2.243cm" svg:y="2.337cm" svg:width="9.802cm" svg:height="4.855cm"/>
          <chart:axis chart:dimension="x" chart:name="primary-x" chart:style-name="ch6">
            <chart:title svg:x="6.136cm" svg:y="8.019cm" chart:style-name="ch7">
              <text:p>Episodio</text:p>
            </chart:title>
          </chart:axis>
          <chart:axis chart:dimension="y" chart:name="primary-y" chart:style-name="ch6">
            <chart:title svg:x="0.451cm" svg:y="6.011cm" chart:style-name="ch8">
              <text:p>Recompensa</text:p>
            </chart:title>
            <chart:grid chart:style-name="ch9" chart:class="major"/>
          </chart:axis>
          <chart:series chart:style-name="ch10" chart:values-cell-range-address="data.B2:data.B151" chart:label-cell-address="data.B1:data.B1" chart:class="chart:scatter">
            <chart:domain table:cell-range-address="data.A2:data.A151"/>
            <chart:data-point chart:repeated="1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Recompensa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2:data.A151</svg:desc>
                </draw:g>
              </table:table-cell>
              <table:table-cell office:value-type="float" office:value="-8.799997">
                <text:p>-8.799997</text:p>
                <draw:g>
                  <svg:desc>data.B2:data.B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30.44996">
                <text:p>-30.44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5.09999">
                <text:p>-15.0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49.39992">
                <text:p>-49.39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5.64998">
                <text:p>-15.64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3.64999">
                <text:p>-13.64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42.49995">
                <text:p>-42.49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9.149998">
                <text:p>-9.149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099996">
                <text:p>3.099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14.3508">
                <text:p>-114.3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999998">
                <text:p>4.999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29.44987">
                <text:p>-29.449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0.05001354">
                <text:p>-0.050013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.500007">
                <text:p>-1.500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41.64981">
                <text:p>-41.64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23.14995">
                <text:p>-23.149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24.69989">
                <text:p>-24.69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599991">
                <text:p>2.599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1.350007">
                <text:p>-1.3500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19.44992">
                <text:p>-19.449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.800001">
                <text:p>5.8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2.850012">
                <text:p>-2.8500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31.54981">
                <text:p>-31.54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5.650021">
                <text:p>-5.6500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35.94994">
                <text:p>-35.949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499897">
                <text:p>0.0499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2.70002">
                <text:p>-2.70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16.84992">
                <text:p>-16.849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.299996">
                <text:p>3.2999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1.100008">
                <text:p>-1.100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1.05001">
                <text:p>-1.05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.599997">
                <text:p>3.599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699989">
                <text:p>1.6999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7.050007">
                <text:p>-7.0500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29.19991">
                <text:p>-29.199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000001">
                <text:p>6.00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999931">
                <text:p>0.69999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7.350002">
                <text:p>-7.35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.499991">
                <text:p>2.4999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.299999">
                <text:p>5.2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.499995">
                <text:p>3.4999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.449996">
                <text:p>4.4499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0.3500099">
                <text:p>-0.35000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6.550007">
                <text:p>-6.5500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6.900013">
                <text:p>-6.9000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.550001">
                <text:p>7.55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999884">
                <text:p>0.69998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.950002">
                <text:p>5.950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.250002">
                <text:p>6.25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3.70002">
                <text:p>-3.700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3.150009">
                <text:p>-3.1500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.800001">
                <text:p>6.80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449992">
                <text:p>1.4499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.349999">
                <text:p>5.34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.700001">
                <text:p>7.7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27.64984">
                <text:p>-27.649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.250001">
                <text:p>6.25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.600001">
                <text:p>6.6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.700001">
                <text:p>6.7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.450001">
                <text:p>7.4500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6.500001">
                <text:p>6.5000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6.700001">
                <text:p>6.700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.7">
                <text:p>8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